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weight="bold" officeooo:paragraph-rsid="002da1ce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officeooo:paragraph-rsid="00362ed3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391b51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rsid="0035bef7" officeooo:paragraph-rsid="00362ed3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weight="bold" officeooo:rsid="0035bef7" officeooo:paragraph-rsid="00391b51" style:font-weight-asian="bold" style:font-weight-complex="bold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391b51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391b51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303a9"/>
    </style:style>
    <style:style style:name="T5" style:family="text">
      <style:text-properties officeooo:rsid="002da1ce"/>
    </style:style>
    <style:style style:name="T6" style:family="text">
      <style:text-properties officeooo:rsid="0035bef7"/>
    </style:style>
    <style:style style:name="T7" style:family="text">
      <style:text-properties officeooo:rsid="00362e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3"/>
      <text:p text:style-name="P5"><text:span text:style-name="T5">(.2 enc_key acc_search)<text:tab/>(</text:span>.<text:span text:style-name="T3">a shortcut enc_key txt_search) (.w query) (.f status_msg)</text:span></text:p>
      <text:p text:style-name="P4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5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7">(.b <text:span text:style-name="T7">f/b | p/n/nn/0 | r/k | g/i | ptr | val | e/enter/backsp)</text:span></text:p>
      <text:p text:style-name="P5"><text:span text:style-name="T7">(.plt pos len timeout command) (</text:span>.<text:span text:style-name="T3">e elock | estop | log | warn | runtime | stack | tune)</text:span></text:p>
      <text:p text:style-name="P5"/>
      <text:p text:style-name="P5"/>
      <text:p text:style-name="P5"/>
      <text:p text:style-name="P9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9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0">2 - a <text:s text:c="5"/>22 - b <text:s text:c="4"/>222 – c <text:s text:c="3"/>3 - d <text:s text:c="5"/>33 - e <text:s text:c="4"/>333 - f</text:p>
      <text:p text:style-name="P10">4 - g <text:s text:c="5"/>44 - h <text:s text:c="4"/>444 – I <text:s text:c="3"/>5 - j <text:s text:c="5"/>55 - k <text:s text:c="4"/>555 - l</text:p>
      <text:p text:style-name="P10">6 - m <text:s text:c="5"/>66 - n <text:s text:c="4"/>666 – o <text:s text:c="3"/>7 - p <text:s text:c="5"/>77 - q <text:s text:c="4"/>777 - r <text:s text:c="3"/>7777 - s</text:p>
      <text:p text:style-name="P10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(</text:span>.<text:span text:style-name="T3">a shortcut enc_key txt_search) (.w query) (.f status_msg)</text:span></text:p>
      <text:p text:style-name="P6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6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8">(.b <text:span text:style-name="T7">f/b | p/n/nn/0 | r/k | g/i | ptr | val | e/enter/backsp)</text:span></text:p>
      <text:p text:style-name="P6"><text:span text:style-name="T7">(.plt pos len timeout command) (</text:span>.<text:span text:style-name="T3">e elock | estop | log | warn | runtime | stack | tune)</text:span></text:p>
      <text:p text:style-name="P6"/>
      <text:p text:style-name="P6"/>
      <text:p text:style-name="P6"/>
      <text:p text:style-name="P9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9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0">2 - a <text:s text:c="5"/>22 - b <text:s text:c="4"/>222 – c <text:s text:c="3"/>3 - d <text:s text:c="5"/>33 - e <text:s text:c="4"/>333 - f</text:p>
      <text:p text:style-name="P10">4 - g <text:s text:c="5"/>44 - h <text:s text:c="4"/>444 – I <text:s text:c="3"/>5 - j <text:s text:c="5"/>55 - k <text:s text:c="4"/>555 - l</text:p>
      <text:p text:style-name="P10">6 - m <text:s text:c="5"/>66 - n <text:s text:c="4"/>666 – o <text:s text:c="3"/>7 - p <text:s text:c="5"/>77 - q <text:s text:c="4"/>777 - r <text:s text:c="3"/>7777 - s</text:p>
      <text:p text:style-name="P10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(</text:span>.<text:span text:style-name="T3">a shortcut enc_key txt_search) (.w query) (.f status_msg)</text:span></text:p>
      <text:p text:style-name="P6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6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8">(.b <text:span text:style-name="T7">f/b | p/n/nn/0 | r/k | g/i | ptr | val | e/enter/backsp)</text:span></text:p>
      <text:p text:style-name="P6"><text:span text:style-name="T7">(.plt pos len timeout command) (</text:span>.<text:span text:style-name="T3">e elock | estop | log | warn | runtime | stack | tune)</text:span></text:p>
      <text:p text:style-name="P6"/>
      <text:p text:style-name="P6"/>
      <text:p text:style-name="P6"/>
      <text:p text:style-name="P9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9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0">2 - a <text:s text:c="5"/>22 - b <text:s text:c="4"/>222 – c <text:s text:c="3"/>3 - d <text:s text:c="5"/>33 - e <text:s text:c="4"/>333 - f</text:p>
      <text:p text:style-name="P10">4 - g <text:s text:c="5"/>44 - h <text:s text:c="4"/>444 – I <text:s text:c="3"/>5 - j <text:s text:c="5"/>55 - k <text:s text:c="4"/>555 - l</text:p>
      <text:p text:style-name="P10">6 - m <text:s text:c="5"/>66 - n <text:s text:c="4"/>666 – o <text:s text:c="3"/>7 - p <text:s text:c="5"/>77 - q <text:s text:c="4"/>777 - r <text:s text:c="3"/>7777 - s</text:p>
      <text:p text:style-name="P10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(</text:span>.<text:span text:style-name="T3">a shortcut enc_key txt_search) (.w query) (.f status_msg)</text:span></text:p>
      <text:p text:style-name="P6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6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8">(.b <text:span text:style-name="T7">f/b | p/n/nn/0 | r/k | g/i | ptr | val | e/enter/backsp)</text:span></text:p>
      <text:p text:style-name="P6"><text:span text:style-name="T7">(.plt pos len timeout command) (</text:span>.<text:span text:style-name="T3">e elock | estop | log | warn | runtime | stack | tu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7-22T13:09:56.080387263</dc:date>
    <meta:editing-duration>PT17M28S</meta:editing-duration>
    <meta:editing-cycles>21</meta:editing-cycles>
    <meta:generator>LibreOffice/5.3.3.2$Linux_X86_64 LibreOffice_project/30m0$Build-2</meta:generator>
    <meta:document-statistic meta:table-count="0" meta:image-count="0" meta:object-count="0" meta:page-count="1" meta:paragraph-count="44" meta:word-count="1040" meta:character-count="4064" meta:non-whitespace-character-count="2492"/>
  </office:meta>
</office:document-meta>
</file>